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8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9.58mm"/>
    </style:style>
    <style:style style:name="co4" style:family="table-column">
      <style:table-column-properties fo:break-before="auto" style:column-width="31.73mm"/>
    </style:style>
    <style:style style:name="co5" style:family="table-column">
      <style:table-column-properties fo:break-before="auto" style:column-width="24.39mm"/>
    </style:style>
    <style:style style:name="co6" style:family="table-column">
      <style:table-column-properties fo:break-before="auto" style:column-width="23.35mm"/>
    </style:style>
    <style:style style:name="co7" style:family="table-column">
      <style:table-column-properties fo:break-before="auto" style:column-width="44.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un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nd_type</text:p>
          </table:table-cell>
          <table:table-cell office:value-type="string" calcext:value-type="string">
            <text:p>old_new</text:p>
          </table:table-cell>
          <table:table-cell office:value-type="string" calcext:value-type="string">
            <text:p>original_ID</text:p>
          </table:table-cell>
          <table:table-cell office:value-type="string" calcext:value-type="string">
            <text:p>original_filename</text:p>
          </table:table-cell>
          <table:table-cell office:value-type="string" calcext:value-type="string">
            <text:p>training_order</text:p>
          </table:table-cell>
          <table:table-cell office:value-type="string" calcext:value-type="string">
            <text:p>testing_order</text:p>
          </table:table-cell>
          <table:table-cell office:value-type="string" calcext:value-type="string">
            <text:p>new_filename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203_A.wav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ice_Old_ID01.wav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218_A.wav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oice_Old_ID02.wav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200_A.wav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oice_Old_ID03.wav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215_A.wav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ce_Old_ID04.wav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Ol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201_A.wav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Voice_Old_ID05.wav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Ol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204_A.wa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oice_Old_ID06.wav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Ol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236_A.wav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ice_Old_ID07.wav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Ol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213_A.wav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ce_Old_ID08.wav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N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212_A.wa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_New_ID01.wav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N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237_A.wa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_New_ID02.wav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N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235_A.wav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oice_New_ID03.wav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N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216_A.wav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oice_New_ID04.wav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N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208_A.wav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oice_New_ID05.wav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N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226_A.wav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oice_New_ID06.wav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N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223_A.wav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oice_New_ID07.wav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N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213_A.wav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Voice_New_ID08.wav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ll_eglise.wav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ll_Old_ID01.wav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O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_Agogo.wav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ll_Old_ID02.wav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Ol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ll_gong_2.wa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ll_Old_ID03.wav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Ol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ll_hotel.wav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ll_Old_ID04.wav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ll_crazy.wav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_Old_ID05.wav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O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ll_5.wav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l_Old_ID06.wav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Ol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ll_noel2.wav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ll_Old_ID07.wav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Ol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ll_snob.wav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ll_Old_ID08.wav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_3.wa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ll_New_ID01.wav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Ne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ll_gong.wa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ll_New_ID02.wav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N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ll_bang.wav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ll_New_ID03.wav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N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ll_Sourdine.wav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ll_New_ID04.wav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Ne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ll_vache.wav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ll_New_ID05.wav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N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ll_ss.wav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ell_New_ID06.wav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N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ll_cute.wav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ell_New_ID07.wav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N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ll_school.wav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ell_New_ID08.wav</text:p>
          </table:table-cell>
        </table:table-row>
      </table:table>
      <table:named-expressions/>
      <table:database-ranges>
        <table:database-range table:name="__Anonymous_Sheet_DB__0" table:target-range-address="Sounds.A1:Sounds.C33">
          <table:sort>
            <table:sort-by table:field-number="0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6:19:03.013688388</meta:creation-date>
    <dc:date>2021-05-07T10:27:33.226908095</dc:date>
    <meta:editing-duration>PT31M32S</meta:editing-duration>
    <meta:editing-cycles>6</meta:editing-cycles>
    <meta:generator>LibreOffice/6.0.7.3$Linux_X86_64 LibreOffice_project/00m0$Build-3</meta:generator>
    <meta:document-statistic meta:table-count="1" meta:cell-count="215" meta:object-count="0"/>
  </office:meta>
</office:document-meta>
</file>